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ela1" style:family="table">
      <style:table-properties style:width="9.987cm" table:align="left"/>
    </style:style>
    <style:style style:name="Tabela1.A" style:family="table-column">
      <style:table-column-properties style:column-width="2.796cm"/>
    </style:style>
    <style:style style:name="Tabela1.B" style:family="table-column">
      <style:table-column-properties style:column-width="1.432cm"/>
    </style:style>
    <style:style style:name="Tabela1.C" style:family="table-column">
      <style:table-column-properties style:column-width="1.782cm"/>
    </style:style>
    <style:style style:name="Tabela1.D" style:family="table-column">
      <style:table-column-properties style:column-width="3.978cm"/>
    </style:style>
    <style:style style:name="Tabela1.A1" style:family="table-cell">
      <style:table-cell-properties style:vertical-align="middle" fo:padding="0.049cm" fo:border="none"/>
    </style:style>
    <style:style style:name="Tabela2" style:family="table">
      <style:table-properties style:width="6.309cm" table:align="left"/>
    </style:style>
    <style:style style:name="Tabela2.A" style:family="table-column">
      <style:table-column-properties style:column-width="4.798cm"/>
    </style:style>
    <style:style style:name="Tabela2.B" style:family="table-column">
      <style:table-column-properties style:column-width="1.512cm"/>
    </style:style>
    <style:style style:name="Tabela2.A1" style:family="table-cell">
      <style:table-cell-properties style:vertical-align="middle" fo:padding="0.049cm" fo:border="none"/>
    </style:style>
    <style:style style:name="Tabela3" style:family="table">
      <style:table-properties style:width="4.426cm" table:align="left"/>
    </style:style>
    <style:style style:name="Tabela3.A" style:family="table-column">
      <style:table-column-properties style:column-width="2.914cm"/>
    </style:style>
    <style:style style:name="Tabela3.B" style:family="table-column">
      <style:table-column-properties style:column-width="1.512cm"/>
    </style:style>
    <style:style style:name="Tabela3.A1" style:family="table-cell">
      <style:table-cell-properties style:vertical-align="middle" fo:padding="0.049cm" fo:border="none"/>
    </style:style>
    <style:style style:name="Tabela4" style:family="table">
      <style:table-properties style:width="10.606cm" table:align="left"/>
    </style:style>
    <style:style style:name="Tabela4.A" style:family="table-column">
      <style:table-column-properties style:column-width="2.676cm"/>
    </style:style>
    <style:style style:name="Tabela4.B" style:family="table-column">
      <style:table-column-properties style:column-width="7.93cm"/>
    </style:style>
    <style:style style:name="Tabela4.A1" style:family="table-cell">
      <style:table-cell-properties style:vertical-align="middle" fo:padding="0.049cm" fo:border="none"/>
    </style:style>
    <style:style style:name="Tabela5" style:family="table">
      <style:table-properties style:width="14.901cm" table:align="left"/>
    </style:style>
    <style:style style:name="Tabela5.A" style:family="table-column">
      <style:table-column-properties style:column-width="1.785cm"/>
    </style:style>
    <style:style style:name="Tabela5.B" style:family="table-column">
      <style:table-column-properties style:column-width="13.116cm"/>
    </style:style>
    <style:style style:name="Tabela5.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ext_20_body">
      <style:paragraph-properties fo:margin-top="0cm" fo:margin-bottom="0cm" style:contextual-spacing="false"/>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paragraph-properties fo:margin-top="0cm" fo:margin-bottom="0cm" style:contextual-spacing="false"/>
      <style:text-properties fo:color="#000000" loext:opacity="100%"/>
    </style:style>
    <style:style style:name="P10" style:family="paragraph" style:parent-style-name="Text_20_body">
      <style:text-properties fo:color="#000000" loext:opacity="100%"/>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T1" style:family="text">
      <style:text-properties fo:color="#ff0000" loext:opacity="100%"/>
    </style:style>
    <style:style style:name="T2" style:family="text">
      <style:text-properties fo:font-style="italic"/>
    </style:style>
    <style:style style:name="T3" style:family="text">
      <style:text-properties fo:color="#008000" loext:opacity="100%"/>
    </style:style>
    <style:style style:name="T4"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Do Math in JavaScript with Operators</text:h>
      <text:p text:style-name="Text_20_body">Published on July 20, 2017 · Updated on August 24, 2021</text:p>
      <text:list xml:id="list1326465590" text:style-name="L1">
        <text:list-item>
          <text:p text:style-name="P8"><text:a xlink:type="simple" xlink:href="https://www.digitalocean.com/community/tags/javascript" text:style-name="Internet_20_link" text:visited-style-name="Visited_20_Internet_20_Link">JavaScript</text:a></text:p>
        </text:list-item>
        <text:list-item>
          <text:p text:style-name="P7"><text:a xlink:type="simple" xlink:href="https://www.digitalocean.com/community/tags/development" text:style-name="Internet_20_link" text:visited-style-name="Visited_20_Internet_20_Link">Development</text:a></text:p>
        </text:list-item>
      </text:list>
      <text:p text:style-name="P4"/>
      <text:p text:style-name="P4">By <text:a xlink:type="simple" xlink:href="https://www.digitalocean.com/community/users/taniarascia" text:style-name="Internet_20_link" text:visited-style-name="Visited_20_Internet_20_Link">Tania Rascia</text:a></text:p>
      <text:p text:style-name="P4">Developer and author at DigitalOcean.</text:p>
      <text:p text:style-name="Text_20_body"/>
      <text:h text:style-name="Heading_20_3" text:outline-level="3"><text:bookmark text:name="introduction"/>Introduction</text:h>
      <text:p text:style-name="Text_20_body">Mathematical operations are among the most fundamental and universal features of any programming language. In JavaScript, numbers are used frequently for common tasks such as finding browser window size dimensions, getting the final price of a monetary transaction, and calculating the distance between elements in a website document.</text:p>
      <text:p text:style-name="Text_20_body">Although a high-level understanding of mathematics is not a prerequisite to being a capable developer, it is important to know what types of operations are available in JavaScript, and how to use math as a tool to accomplish practical tasks.</text:p>
      <text:p text:style-name="Text_20_body">Unlike other programming languages, JavaScript only has one <text:a xlink:type="simple" xlink:href="https://www.digitalocean.com/community/tutorials/understanding-data-types-in-javascript#numbers" text:style-name="Internet_20_link" text:visited-style-name="Visited_20_Internet_20_Link">number data type</text:a>; there is no distinction made between integers (positive or negative whole numbers) and floats (numbers with a decimal point), for example.</text:p>
      <text:p text:style-name="Text_20_body">In this tutorial, we will go over arithmetic operators, assignment operators, and the order of operations used with JavaScript number data types.</text:p>
      <text:h text:style-name="Heading_20_2" text:outline-level="2"><text:bookmark text:name="arithmetic-operators"/>Arithmetic Operators</text:h>
      <text:p text:style-name="Text_20_body"><text:span text:style-name="Strong_20_Emphasis">Arithmetic operators</text:span> are symbols that indicate a mathematical operation and return a value. In the equation <text:span text:style-name="Source_20_Text">3 + 7 = 10</text:span>, the <text:span text:style-name="Source_20_Text">+</text:span> is syntax that stands for addition.</text:p>
      <text:p text:style-name="Text_20_body">JavaScript has many familiar operators from basic math, as well as a few additional operators specific to programming.</text:p>
      <text:p text:style-name="Text_20_body">Here is a reference table of JavaScript arithmetic operators.</text:p>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Operator</text:p>
            </table:table-cell>
            <table:table-cell table:style-name="Tabela1.A1" office:value-type="string">
              <text:p text:style-name="P3">Syntax</text:p>
            </table:table-cell>
            <table:table-cell table:style-name="Tabela1.A1" office:value-type="string">
              <text:p text:style-name="P3">Example</text:p>
            </table:table-cell>
            <table:table-cell table:style-name="Tabela1.A1" office:value-type="string">
              <text:p text:style-name="Table_20_Heading">Definition</text:p>
            </table:table-cell>
          </table:table-row>
        </table:table-header-rows>
        <table:table-row>
          <table:table-cell table:style-name="Tabela1.A1" office:value-type="string">
            <text:p text:style-name="Table_20_Contents">Addition</text:p>
          </table:table-cell>
          <table:table-cell table:style-name="Tabela1.A1" office:value-type="string">
            <text:p text:style-name="P2"><text:span text:style-name="Source_20_Text">+</text:span></text:p>
          </table:table-cell>
          <table:table-cell table:style-name="Tabela1.A1" office:value-type="string">
            <text:p text:style-name="P2"><text:span text:style-name="Source_20_Text">x + y</text:span></text:p>
          </table:table-cell>
          <table:table-cell table:style-name="Tabela1.A1" office:value-type="string">
            <text:p text:style-name="Table_20_Contents">Sum of <text:span text:style-name="Source_20_Text">x</text:span> and <text:span text:style-name="Source_20_Text">y</text:span></text:p>
          </table:table-cell>
        </table:table-row>
        <table:table-row>
          <table:table-cell table:style-name="Tabela1.A1" office:value-type="string">
            <text:p text:style-name="Table_20_Contents">Subtraction</text:p>
          </table:table-cell>
          <table:table-cell table:style-name="Tabela1.A1" office:value-type="string">
            <text:p text:style-name="P2"><text:span text:style-name="Source_20_Text">-</text:span></text:p>
          </table:table-cell>
          <table:table-cell table:style-name="Tabela1.A1" office:value-type="string">
            <text:p text:style-name="P2"><text:span text:style-name="Source_20_Text">x - y</text:span></text:p>
          </table:table-cell>
          <table:table-cell table:style-name="Tabela1.A1" office:value-type="string">
            <text:p text:style-name="Table_20_Contents">Difference of <text:span text:style-name="Source_20_Text">x</text:span> and <text:span text:style-name="Source_20_Text">y</text:span></text:p>
          </table:table-cell>
        </table:table-row>
        <table:table-row>
          <table:table-cell table:style-name="Tabela1.A1" office:value-type="string">
            <text:p text:style-name="Table_20_Contents">Multiplication</text:p>
          </table:table-cell>
          <table:table-cell table:style-name="Tabela1.A1" office:value-type="string">
            <text:p text:style-name="P2"><text:span text:style-name="Source_20_Text">*</text:span></text:p>
          </table:table-cell>
          <table:table-cell table:style-name="Tabela1.A1" office:value-type="string">
            <text:p text:style-name="P2"><text:span text:style-name="Source_20_Text">x * y</text:span></text:p>
          </table:table-cell>
          <table:table-cell table:style-name="Tabela1.A1" office:value-type="string">
            <text:p text:style-name="Table_20_Contents">Product of <text:span text:style-name="Source_20_Text">x</text:span> and <text:span text:style-name="Source_20_Text">y</text:span></text:p>
          </table:table-cell>
        </table:table-row>
        <table:table-row>
          <table:table-cell table:style-name="Tabela1.A1" office:value-type="string">
            <text:p text:style-name="Table_20_Contents">Division</text:p>
          </table:table-cell>
          <table:table-cell table:style-name="Tabela1.A1" office:value-type="string">
            <text:p text:style-name="P2"><text:span text:style-name="Source_20_Text">/</text:span></text:p>
          </table:table-cell>
          <table:table-cell table:style-name="Tabela1.A1" office:value-type="string">
            <text:p text:style-name="P2"><text:span text:style-name="Source_20_Text">x / y</text:span></text:p>
          </table:table-cell>
          <table:table-cell table:style-name="Tabela1.A1" office:value-type="string">
            <text:p text:style-name="Table_20_Contents">Quotient of <text:span text:style-name="Source_20_Text">x</text:span> and <text:span text:style-name="Source_20_Text">y</text:span></text:p>
          </table:table-cell>
        </table:table-row>
        <table:table-row>
          <table:table-cell table:style-name="Tabela1.A1" office:value-type="string">
            <text:p text:style-name="Table_20_Contents">Modulo</text:p>
          </table:table-cell>
          <table:table-cell table:style-name="Tabela1.A1" office:value-type="string">
            <text:p text:style-name="P2"><text:span text:style-name="Source_20_Text">%</text:span></text:p>
          </table:table-cell>
          <table:table-cell table:style-name="Tabela1.A1" office:value-type="string">
            <text:p text:style-name="P2"><text:span text:style-name="Source_20_Text">x % y</text:span></text:p>
          </table:table-cell>
          <table:table-cell table:style-name="Tabela1.A1" office:value-type="string">
            <text:p text:style-name="Table_20_Contents">Remainder of <text:span text:style-name="Source_20_Text">x / y</text:span></text:p>
          </table:table-cell>
        </table:table-row>
        <table:table-row>
          <table:table-cell table:style-name="Tabela1.A1" office:value-type="string">
            <text:p text:style-name="Table_20_Contents">Exponentiation</text:p>
          </table:table-cell>
          <table:table-cell table:style-name="Tabela1.A1" office:value-type="string">
            <text:p text:style-name="P2"><text:span text:style-name="Source_20_Text">**</text:span></text:p>
          </table:table-cell>
          <table:table-cell table:style-name="Tabela1.A1" office:value-type="string">
            <text:p text:style-name="P2"><text:span text:style-name="Source_20_Text">x ** y</text:span></text:p>
          </table:table-cell>
          <table:table-cell table:style-name="Tabela1.A1" office:value-type="string">
            <text:p text:style-name="Table_20_Contents"><text:span text:style-name="Source_20_Text">x</text:span> to the <text:span text:style-name="Source_20_Text">y</text:span> power</text:p>
          </table:table-cell>
        </table:table-row>
        <text:soft-page-break/>
        <table:table-row>
          <table:table-cell table:style-name="Tabela1.A1" office:value-type="string">
            <text:p text:style-name="Table_20_Contents">Increment</text:p>
          </table:table-cell>
          <table:table-cell table:style-name="Tabela1.A1" office:value-type="string">
            <text:p text:style-name="P2"><text:span text:style-name="Source_20_Text">++</text:span></text:p>
          </table:table-cell>
          <table:table-cell table:style-name="Tabela1.A1" office:value-type="string">
            <text:p text:style-name="P2"><text:span text:style-name="Source_20_Text">x++</text:span></text:p>
          </table:table-cell>
          <table:table-cell table:style-name="Tabela1.A1" office:value-type="string">
            <text:p text:style-name="Table_20_Contents"><text:span text:style-name="Source_20_Text">x</text:span> plus one</text:p>
          </table:table-cell>
        </table:table-row>
        <table:table-row>
          <table:table-cell table:style-name="Tabela1.A1" office:value-type="string">
            <text:p text:style-name="Table_20_Contents">Decrement</text:p>
          </table:table-cell>
          <table:table-cell table:style-name="Tabela1.A1" office:value-type="string">
            <text:p text:style-name="P2"><text:span text:style-name="Source_20_Text">--</text:span></text:p>
          </table:table-cell>
          <table:table-cell table:style-name="Tabela1.A1" office:value-type="string">
            <text:p text:style-name="P2"><text:span text:style-name="Source_20_Text">x--</text:span></text:p>
          </table:table-cell>
          <table:table-cell table:style-name="Tabela1.A1" office:value-type="string">
            <text:p text:style-name="Table_20_Contents"><text:span text:style-name="Source_20_Text">x</text:span> minus one</text:p>
          </table:table-cell>
        </table:table-row>
      </table:table>
      <text:p text:style-name="Text_20_body">We will go into more detail on each of these operators throughout this article.</text:p>
      <text:h text:style-name="Heading_20_2" text:outline-level="2"><text:bookmark text:name="addition-and-subtraction"/>Addition and Subtraction</text:h>
      <text:p text:style-name="Text_20_body"><text:span text:style-name="Strong_20_Emphasis">Addition</text:span> and <text:span text:style-name="Strong_20_Emphasis">subtraction</text:span> operators are available in JavaScript, and can be used to find the sum and difference of numerical values. JavaScript has a built-in calculator, and mathematical operations can be done directly in the console.</text:p>
      <text:p text:style-name="Text_20_body">We can do some simple addition with numbers, for example adding <text:span text:style-name="Source_20_Text">10</text:span> and <text:span text:style-name="Source_20_Text">20</text:span>, using the plus sign (<text:span text:style-name="Source_20_Text">+</text:span>).</text:p>
      <text:p text:style-name="P1"><text:span text:style-name="Source_20_Text">10 + 20;</text:span></text:p>
      <text:p text:style-name="Preformatted_20_Text"><text:span text:style-name="Source_20_Text">Output</text:span></text:p>
      <text:p text:style-name="P1"><text:span text:style-name="Source_20_Text">30</text:span></text:p>
      <text:p text:style-name="Text_20_body">In addition to doing math with plain numbers, we can also assign numbers to variables and perform the same calculations. In this case, we will assign the numerical values to <text:span text:style-name="Source_20_Text">x</text:span> and <text:span text:style-name="Source_20_Text">y</text:span> and place the sum in <text:span text:style-name="Source_20_Text">z</text:span>.</text:p>
      <text:p text:style-name="Preformatted_20_Text"><text:span text:style-name="Source_20_Text">// Assign values to x and y</text:span></text:p>
      <text:p text:style-name="Preformatted_20_Text"><text:span text:style-name="Source_20_Text">let x = 10;</text:span></text:p>
      <text:p text:style-name="Preformatted_20_Text"><text:span text:style-name="Source_20_Text">let y = 20;</text:span></text:p>
      <text:p text:style-name="Preformatted_20_Text"/>
      <text:p text:style-name="Preformatted_20_Text"><text:span text:style-name="Source_20_Text">// Add x and y and assign the sum to z</text:span></text:p>
      <text:p text:style-name="Preformatted_20_Text"><text:span text:style-name="Source_20_Text">let z = x + y;</text:span></text:p>
      <text:p text:style-name="Preformatted_20_Text"/>
      <text:p text:style-name="P1"><text:span text:style-name="Source_20_Text">console.log(z);</text:span></text:p>
      <text:p text:style-name="Preformatted_20_Text"><text:span text:style-name="Source_20_Text">Output</text:span></text:p>
      <text:p text:style-name="P1"><text:span text:style-name="Source_20_Text">30</text:span></text:p>
      <text:p text:style-name="Text_20_body">Similarly, we use the minus sign (<text:span text:style-name="Source_20_Text">-</text:span>) to subtract numbers or variables representing numbers.</text:p>
      <text:p text:style-name="Preformatted_20_Text"><text:span text:style-name="Source_20_Text">// Assign values to x and y</text:span></text:p>
      <text:p text:style-name="Preformatted_20_Text"><text:span text:style-name="Source_20_Text">let x = 10;</text:span></text:p>
      <text:p text:style-name="Preformatted_20_Text"><text:span text:style-name="Source_20_Text">let y = 20;</text:span></text:p>
      <text:p text:style-name="Preformatted_20_Text"/>
      <text:p text:style-name="Preformatted_20_Text"><text:span text:style-name="Source_20_Text">// Subtract x from y and assign the difference to z</text:span></text:p>
      <text:p text:style-name="Preformatted_20_Text"><text:span text:style-name="Source_20_Text">let z = y - x;</text:span></text:p>
      <text:p text:style-name="Preformatted_20_Text"/>
      <text:p text:style-name="P1"><text:span text:style-name="Source_20_Text">console.log(z);</text:span></text:p>
      <text:p text:style-name="Preformatted_20_Text"><text:span text:style-name="Source_20_Text">Output</text:span></text:p>
      <text:p text:style-name="P1"><text:span text:style-name="Source_20_Text">10</text:span></text:p>
      <text:p text:style-name="Text_20_body">We can also add and subtract with negative numbers and floats (decimals).</text:p>
      <text:p text:style-name="Preformatted_20_Text"><text:span text:style-name="Source_20_Text">// Assign values to x and y</text:span></text:p>
      <text:p text:style-name="Preformatted_20_Text"><text:span text:style-name="Source_20_Text">let x = -5.2;</text:span></text:p>
      <text:p text:style-name="Preformatted_20_Text"><text:span text:style-name="Source_20_Text">let y = 2.5;</text:span></text:p>
      <text:p text:style-name="Preformatted_20_Text"/>
      <text:p text:style-name="Preformatted_20_Text"><text:span text:style-name="Source_20_Text">// Subtract y from x and assign the difference to z</text:span></text:p>
      <text:p text:style-name="Preformatted_20_Text"><text:span text:style-name="Source_20_Text">let z = x - y;</text:span></text:p>
      <text:p text:style-name="Preformatted_20_Text"><text:soft-page-break/></text:p>
      <text:p text:style-name="P1"><text:span text:style-name="Source_20_Text">console.log(z);</text:span></text:p>
      <text:p text:style-name="Preformatted_20_Text"><text:span text:style-name="Source_20_Text">Output</text:span></text:p>
      <text:p text:style-name="P1"><text:span text:style-name="Source_20_Text">-7.7</text:span></text:p>
      <text:p text:style-name="Text_20_body">One interesting thing to note and be aware of in JavaScript is the result of adding a number and a <text:a xlink:type="simple" xlink:href="https://www.digitalocean.com/community/tutorials/how-to-work-with-strings-in-javascript" text:style-name="Internet_20_link" text:visited-style-name="Visited_20_Internet_20_Link">string</text:a>. We know that <text:span text:style-name="Source_20_Text">1 + 1</text:span> should equal <text:span text:style-name="Source_20_Text">2</text:span>, but this equation will have unexpected results.</text:p>
      <text:p text:style-name="Preformatted_20_Text"><text:span text:style-name="Source_20_Text">let x = 1 + "1";</text:span></text:p>
      <text:p text:style-name="Preformatted_20_Text"/>
      <text:p text:style-name="Preformatted_20_Text"><text:span text:style-name="Source_20_Text">console.log(x);</text:span></text:p>
      <text:p text:style-name="P1"><text:span text:style-name="Source_20_Text">typeof x;</text:span></text:p>
      <text:p text:style-name="Preformatted_20_Text"><text:span text:style-name="Source_20_Text">Output</text:span></text:p>
      <text:p text:style-name="Preformatted_20_Text"><text:span text:style-name="Source_20_Text">11</text:span></text:p>
      <text:p text:style-name="P1"><text:span text:style-name="Source_20_Text">'string'</text:span></text:p>
      <text:p text:style-name="Text_20_body">Instead of adding the two numbers, JavaScript will convert the entire statement into a string and <text:a xlink:type="simple" xlink:href="https://www.digitalocean.com/community/tutorials/how-to-work-with-strings-in-javascript#string-concatenation" text:style-name="Internet_20_link" text:visited-style-name="Visited_20_Internet_20_Link">concatenate</text:a> them together. It’s important to be careful with JavaScript’s dynamically-typed nature, as it can have undesired outcomes.</text:p>
      <text:p text:style-name="Text_20_body">A common reason to use addition or subtraction in JavaScript would be to scroll to an id minus the height in pixels of a fixed navigation bar.</text:p>
      <text:p text:style-name="Preformatted_20_Text"><text:span text:style-name="Source_20_Text">function scrollToId() {</text:span></text:p>
      <text:p text:style-name="Preformatted_20_Text"><text:span text:style-name="Source_20_Text"><text:s text:c="8"/>const navHeight = 60;</text:span></text:p>
      <text:p text:style-name="Preformatted_20_Text"><text:span text:style-name="Source_20_Text"><text:s text:c="8"/>window.scrollTo(0, window.pageYOffset - navHeight);</text:span></text:p>
      <text:p text:style-name="Preformatted_20_Text"><text:span text:style-name="Source_20_Text">}</text:span></text:p>
      <text:p text:style-name="Preformatted_20_Text"/>
      <text:p text:style-name="P1"><text:span text:style-name="Source_20_Text">window.addEventListener('hashchange', scrollToId);</text:span></text:p>
      <text:p text:style-name="Text_20_body">In the above example, clicking on an id will scroll to 60 pixels above the id.</text:p>
      <text:p text:style-name="Text_20_body">Addition and subtraction are two of the most common mathematical equations you will use in JavaScript.</text:p>
      <text:h text:style-name="Heading_20_2" text:outline-level="2"><text:bookmark text:name="multiplication-and-division"/>Multiplication and Division</text:h>
      <text:p text:style-name="Text_20_body"><text:span text:style-name="Strong_20_Emphasis">Multiplication</text:span> and <text:span text:style-name="Strong_20_Emphasis">division</text:span> operators are also available in JavaScript, and are used to find the product and quotient of numerical values.</text:p>
      <text:p text:style-name="Text_20_body">An asterisk (<text:span text:style-name="Source_20_Text">*</text:span>) is used to represent the multiplication operator.</text:p>
      <text:p text:style-name="Preformatted_20_Text"><text:span text:style-name="Source_20_Text">// Assign values to x and y</text:span></text:p>
      <text:p text:style-name="Preformatted_20_Text"><text:span text:style-name="Source_20_Text">let x = 20;</text:span></text:p>
      <text:p text:style-name="Preformatted_20_Text"><text:span text:style-name="Source_20_Text">let y = 5;</text:span></text:p>
      <text:p text:style-name="Preformatted_20_Text"/>
      <text:p text:style-name="Preformatted_20_Text"><text:span text:style-name="Source_20_Text">// Multiply x by y to get the product</text:span></text:p>
      <text:p text:style-name="Preformatted_20_Text"><text:span text:style-name="Source_20_Text">let z = x * y;</text:span></text:p>
      <text:p text:style-name="Preformatted_20_Text"/>
      <text:p text:style-name="P1"><text:span text:style-name="Source_20_Text">console.log(z);</text:span></text:p>
      <text:p text:style-name="Preformatted_20_Text"><text:span text:style-name="Source_20_Text">Output</text:span></text:p>
      <text:p text:style-name="P1"><text:span text:style-name="Source_20_Text">100</text:span></text:p>
      <text:p text:style-name="Text_20_body">Multiplication might be used to calculate the price of an item after applying sales tax.</text:p>
      <text:p text:style-name="Preformatted_20_Text"><text:soft-page-break/><text:span text:style-name="Source_20_Text">const price = 26.5; <text:s text:c="3"/>// Price of item before tax</text:span></text:p>
      <text:p text:style-name="Preformatted_20_Text"><text:span text:style-name="Source_20_Text">const taxRate = 0.082; // 8.2% tax rate</text:span></text:p>
      <text:p text:style-name="Preformatted_20_Text"/>
      <text:p text:style-name="Preformatted_20_Text"><text:span text:style-name="Source_20_Text">// Calculate total after tax to two decimal places</text:span></text:p>
      <text:p text:style-name="Preformatted_20_Text"><text:span text:style-name="Source_20_Text">let totalPrice = price + (price * taxRate);</text:span></text:p>
      <text:p text:style-name="Preformatted_20_Text"><text:span text:style-name="Source_20_Text">let fixedPrice = totalPrice.toFixed(2);</text:span></text:p>
      <text:p text:style-name="Preformatted_20_Text"/>
      <text:p text:style-name="P1"><text:span text:style-name="Source_20_Text">console.log("Total:", fixedPrice);</text:span></text:p>
      <text:p text:style-name="Preformatted_20_Text"><text:span text:style-name="Source_20_Text">Output</text:span></text:p>
      <text:p text:style-name="P1"><text:span text:style-name="Source_20_Text">Total: 28.67</text:span></text:p>
      <text:p text:style-name="Text_20_body">A slash (<text:span text:style-name="Source_20_Text">/</text:span>) is used to represent the division operator.</text:p>
      <text:p text:style-name="Preformatted_20_Text"><text:span text:style-name="Source_20_Text">// Assign values to x and y</text:span></text:p>
      <text:p text:style-name="Preformatted_20_Text"><text:span text:style-name="Source_20_Text">let x = 20;</text:span></text:p>
      <text:p text:style-name="Preformatted_20_Text"><text:span text:style-name="Source_20_Text">let y = 5;</text:span></text:p>
      <text:p text:style-name="Preformatted_20_Text"/>
      <text:p text:style-name="Preformatted_20_Text"><text:span text:style-name="Source_20_Text">// Divide y into x to get the quotient</text:span></text:p>
      <text:p text:style-name="Preformatted_20_Text"><text:span text:style-name="Source_20_Text">let z = x / y;</text:span></text:p>
      <text:p text:style-name="Preformatted_20_Text"/>
      <text:p text:style-name="P1"><text:span text:style-name="Source_20_Text">console.log(z);</text:span></text:p>
      <text:p text:style-name="Preformatted_20_Text"><text:span text:style-name="Source_20_Text">Output</text:span></text:p>
      <text:p text:style-name="P1"><text:span text:style-name="Source_20_Text">4</text:span></text:p>
      <text:p text:style-name="Text_20_body">Division is particularly useful when calculating time, such as finding the number of hours in a quantity of minutes, or when calculating the percent of correct answers completed in a test.</text:p>
      <text:h text:style-name="Heading_20_2" text:outline-level="2"><text:bookmark text:name="modulo"/>Modulo</text:h>
      <text:p text:style-name="Text_20_body">One arithmetic operator that is slightly less familiar is the modulo (sometimes known as modulus) operator, which calculates the remainder of a quotient after division. Modulo is represented by a percentage sign (<text:span text:style-name="Source_20_Text">%</text:span>).</text:p>
      <text:p text:style-name="Text_20_body">As an example, we know that <text:span text:style-name="Source_20_Text">3</text:span> goes into <text:span text:style-name="Source_20_Text">9</text:span> exactly three times, and there is no remainder.</text:p>
      <text:p text:style-name="P1"><text:span text:style-name="Source_20_Text">9 % 3;</text:span></text:p>
      <text:p text:style-name="Preformatted_20_Text"><text:span text:style-name="Source_20_Text">Output</text:span></text:p>
      <text:p text:style-name="P1"><text:span text:style-name="Source_20_Text">0</text:span></text:p>
      <text:p text:style-name="Text_20_body">We can use the modulo operator to determine whether a number is even or odd, as seen with this function:</text:p>
      <text:p text:style-name="Preformatted_20_Text"><text:span text:style-name="Source_20_Text">// Initialize function to test if a number is even</text:span></text:p>
      <text:p text:style-name="Preformatted_20_Text"><text:span text:style-name="Source_20_Text">const isEven = x =&gt; {</text:span></text:p>
      <text:p text:style-name="Preformatted_20_Text"><text:span text:style-name="Source_20_Text"><text:s text:c="8"/>// If the remainder after dividing by two is 0, return true</text:span></text:p>
      <text:p text:style-name="Preformatted_20_Text"><text:span text:style-name="Source_20_Text"><text:s text:c="8"/>if (x % 2 === 0) {</text:span></text:p>
      <text:p text:style-name="Preformatted_20_Text"><text:span text:style-name="Source_20_Text"><text:s text:c="16"/>return true;</text:span></text:p>
      <text:p text:style-name="Preformatted_20_Text"><text:span text:style-name="Source_20_Text"><text:s text:c="8"/>}</text:span></text:p>
      <text:p text:style-name="Preformatted_20_Text"><text:span text:style-name="Source_20_Text"><text:s text:c="8"/>// If the number is odd, return false</text:span></text:p>
      <text:p text:style-name="Preformatted_20_Text"><text:span text:style-name="Source_20_Text"><text:s text:c="8"/>return false;</text:span></text:p>
      <text:p text:style-name="Preformatted_20_Text"><text:span text:style-name="Source_20_Text">}</text:span></text:p>
      <text:p text:style-name="Preformatted_20_Text"/>
      <text:p text:style-name="Preformatted_20_Text"><text:span text:style-name="Source_20_Text">// Test the number</text:span></text:p>
      <text:p text:style-name="P1"><text:span text:style-name="Source_20_Text">isEven(12);</text:span></text:p>
      <text:p text:style-name="Preformatted_20_Text"><text:span text:style-name="Source_20_Text">Output</text:span></text:p>
      <text:p text:style-name="P1"><text:soft-page-break/><text:span text:style-name="Source_20_Text">true</text:span></text:p>
      <text:p text:style-name="Text_20_body">In the above example, <text:span text:style-name="Source_20_Text">12</text:span> divides evenly into <text:span text:style-name="Source_20_Text">2</text:span>, therefore it is an even number.</text:p>
      <text:p text:style-name="Text_20_body">Often in programming, modulo is used in conjunction with conditional statements for flow control.</text:p>
      <text:h text:style-name="Heading_20_2" text:outline-level="2"><text:bookmark text:name="exponentiation"/>Exponentiation</text:h>
      <text:p text:style-name="Text_20_body"><text:span text:style-name="Strong_20_Emphasis">Exponentiation</text:span> is one of the newer operators in JavaScript, and it allows us to calculate the power of a number by its exponent. The syntax for exponentiation is two asterisks in a row (<text:span text:style-name="Source_20_Text">**</text:span>).</text:p>
      <text:p text:style-name="Text_20_body">10 to the fifth power, or 10^5, is written like this:</text:p>
      <text:p text:style-name="P1"><text:span text:style-name="Source_20_Text">10 ** 5;</text:span></text:p>
      <text:p text:style-name="Preformatted_20_Text"><text:span text:style-name="Source_20_Text">Output</text:span></text:p>
      <text:p text:style-name="P1"><text:span text:style-name="Source_20_Text">100000</text:span></text:p>
      <text:p text:style-name="Text_20_body"><text:span text:style-name="Source_20_Text">10 ** 5</text:span> represents the same as <text:span text:style-name="Source_20_Text">10</text:span> multiplied by <text:span text:style-name="Source_20_Text">10</text:span> five times:</text:p>
      <text:p text:style-name="P1"><text:span text:style-name="Source_20_Text">10 * 10 * 10 * 10 * 10;</text:span></text:p>
      <text:p text:style-name="Text_20_body">Another way of writing this is with the <text:span text:style-name="Source_20_Text">Math.pow()</text:span> method.</text:p>
      <text:p text:style-name="P1"><text:span text:style-name="Source_20_Text">Math.pow(10, 5);</text:span></text:p>
      <text:p text:style-name="Preformatted_20_Text"><text:span text:style-name="Source_20_Text">Output</text:span></text:p>
      <text:p text:style-name="P1"><text:span text:style-name="Source_20_Text">100000</text:span></text:p>
      <text:p text:style-name="Text_20_body">Using the exponentiation operator is a concise way of finding the power of a given number, but as usual, it is important to keep consistent with the style of your code base when choosing between a method and an operator.</text:p>
      <text:h text:style-name="Heading_20_2" text:outline-level="2"><text:bookmark text:name="increment-and-decrement"/>Increment and Decrement</text:h>
      <text:p text:style-name="Text_20_body"><text:span text:style-name="Strong_20_Emphasis">Increment</text:span> and <text:span text:style-name="Strong_20_Emphasis">decrement</text:span> operators increase or reduce the numerical value of a variable by one. They are represented by two plus signs (<text:span text:style-name="Source_20_Text">++</text:span>) or two minus signs (<text:span text:style-name="Source_20_Text">--</text:span>), and are often used with <text:a xlink:type="simple" xlink:href="https://www.digitalocean.com/community/tutorials/how-to-construct-for-loops-in-javascript#for-loop" text:style-name="Internet_20_link" text:visited-style-name="Visited_20_Internet_20_Link">loops</text:a>.</text:p>
      <text:p text:style-name="Text_20_body">Note that increment and decrement operators can only be used on variables; attempting to use them on a raw number will result in an error.</text:p>
      <text:p text:style-name="P1"><text:span text:style-name="Source_20_Text">7++</text:span></text:p>
      <text:p text:style-name="Preformatted_20_Text"><text:span text:style-name="Source_20_Text">Output</text:span></text:p>
      <text:p text:style-name="P1"><text:span text:style-name="Source_20_Text">Uncaught ReferenceError: Invalid left-hand side expression in postfix operation</text:span></text:p>
      <text:p text:style-name="Text_20_body">Increment and decrement operators can be classified as a prefix or postfix operation, depending on whether or not the operator is placed before or after the variable.</text:p>
      <text:p text:style-name="Text_20_body">First, we can text the prefix incrementation, with <text:span text:style-name="Source_20_Text">++x</text:span>.</text:p>
      <text:p text:style-name="Preformatted_20_Text"><text:span text:style-name="Source_20_Text">// Set a variable</text:span></text:p>
      <text:p text:style-name="Preformatted_20_Text"><text:span text:style-name="Source_20_Text">let x = 7;</text:span></text:p>
      <text:p text:style-name="Preformatted_20_Text"/>
      <text:p text:style-name="Preformatted_20_Text"><text:span text:style-name="Source_20_Text">// Use the prefix increment operation</text:span></text:p>
      <text:p text:style-name="Preformatted_20_Text"><text:soft-page-break/><text:span text:style-name="Source_20_Text">let prefix = ++x;</text:span></text:p>
      <text:p text:style-name="Preformatted_20_Text"/>
      <text:p text:style-name="P1"><text:span text:style-name="Source_20_Text">console.log(prefix);</text:span></text:p>
      <text:p text:style-name="Preformatted_20_Text"><text:span text:style-name="Source_20_Text">Output</text:span></text:p>
      <text:p text:style-name="P1"><text:span text:style-name="Source_20_Text">8</text:span></text:p>
      <text:p text:style-name="Text_20_body">The value of <text:span text:style-name="Source_20_Text">x</text:span> was increased by one. To see the difference, we will test the postfix incrementation, with <text:span text:style-name="Source_20_Text">y++</text:span>.</text:p>
      <text:p text:style-name="Preformatted_20_Text"><text:span text:style-name="Source_20_Text">// Set a variable</text:span></text:p>
      <text:p text:style-name="Preformatted_20_Text"><text:span text:style-name="Source_20_Text">let y = 7;</text:span></text:p>
      <text:p text:style-name="Preformatted_20_Text"/>
      <text:p text:style-name="Preformatted_20_Text"><text:span text:style-name="Source_20_Text">// Use the prefix increment operation</text:span></text:p>
      <text:p text:style-name="Preformatted_20_Text"><text:span text:style-name="Source_20_Text">let postfix = y++;</text:span></text:p>
      <text:p text:style-name="Preformatted_20_Text"/>
      <text:p text:style-name="P1"><text:span text:style-name="Source_20_Text">console.log(postfix);</text:span></text:p>
      <text:p text:style-name="Preformatted_20_Text"><text:span text:style-name="Source_20_Text">Output</text:span></text:p>
      <text:p text:style-name="P1"><text:span text:style-name="Source_20_Text">7</text:span></text:p>
      <text:p text:style-name="Text_20_body">The value of <text:span text:style-name="Source_20_Text">y</text:span> was not increased in the postfix operation. This is because the value will not be incremented until after the expression has been evaluated.</text:p>
      <text:p text:style-name="Text_20_body">The increment or decrement operator will be seen most often in a loop. In this <text:span text:style-name="Source_20_Text">for</text:span> loop example, we will run the operation ten times, starting with <text:span text:style-name="Source_20_Text">0</text:span>, and increasing the value by <text:span text:style-name="Source_20_Text">1</text:span> with each iteration.</text:p>
      <text:p text:style-name="Preformatted_20_Text"><text:span text:style-name="Source_20_Text">// Run a loop ten times</text:span></text:p>
      <text:p text:style-name="Preformatted_20_Text"><text:span text:style-name="Source_20_Text">for (let i = 0; i &lt; 10; i++) {</text:span></text:p>
      <text:p text:style-name="Preformatted_20_Text"><text:span text:style-name="Source_20_Text"><text:s text:c="2"/>console.log(i);</text:span></text:p>
      <text:p text:style-name="P1"><text:span text:style-name="Source_20_Text">}</text:span></text:p>
      <text:p text:style-name="Preformatted_20_Text"><text:span text:style-name="Source_20_Text">Output</text:span></text:p>
      <text:p text:style-name="Preformatted_20_Text"><text:span text:style-name="Source_20_Text">0</text:span></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8</text:span></text:p>
      <text:p text:style-name="P1"><text:span text:style-name="Source_20_Text">9</text:span></text:p>
      <text:p text:style-name="Text_20_body">The code above shows an iteration through a loop that is achieved through using the increment operator.</text:p>
      <text:p text:style-name="Text_20_body">We can think of <text:span text:style-name="Source_20_Text">x++</text:span> as shorthand for <text:span text:style-name="Source_20_Text">x = x + 1</text:span>, and <text:span text:style-name="Source_20_Text">x--</text:span> as shorthand for <text:span text:style-name="Source_20_Text">x = x - 1</text:span>.</text:p>
      <text:h text:style-name="Heading_20_2" text:outline-level="2"><text:bookmark text:name="assignment-operators"/>Assignment Operators</text:h>
      <text:p text:style-name="Text_20_body">One of the most commonly used operators is the <text:span text:style-name="Strong_20_Emphasis">assignment</text:span> operator, which we have seen already and is represented by an equals sign (<text:span text:style-name="Source_20_Text">=</text:span>). We use <text:span text:style-name="Source_20_Text">=</text:span> to assign a value on the right to a variable on the left.</text:p>
      <text:p text:style-name="Preformatted_20_Text"><text:span text:style-name="Source_20_Text">// Assign 27 to age variable</text:span></text:p>
      <text:p text:style-name="P1"><text:soft-page-break/><text:span text:style-name="Source_20_Text">let age = 27;</text:span></text:p>
      <text:p text:style-name="Text_20_body">In addition to the standard assignment operator, JavaScript has <text:span text:style-name="Strong_20_Emphasis">compound assignment operators</text:span>, which combine an arithmetic operator with <text:span text:style-name="Source_20_Text">=</text:span>.</text:p>
      <text:p text:style-name="Text_20_body">For example, the addition operator will start with the original value, and add a new value.</text:p>
      <text:p text:style-name="Preformatted_20_Text"><text:span text:style-name="Source_20_Text">// Assign 27 to age variable</text:span></text:p>
      <text:p text:style-name="Preformatted_20_Text"><text:span text:style-name="Source_20_Text">let age = 27;</text:span></text:p>
      <text:p text:style-name="Preformatted_20_Text"/>
      <text:p text:style-name="Preformatted_20_Text"><text:span text:style-name="Source_20_Text">age += 3;</text:span></text:p>
      <text:p text:style-name="Preformatted_20_Text"/>
      <text:p text:style-name="P1"><text:span text:style-name="Source_20_Text">console.log(age);</text:span></text:p>
      <text:p text:style-name="Preformatted_20_Text"><text:span text:style-name="Source_20_Text">Output</text:span></text:p>
      <text:p text:style-name="P1"><text:span text:style-name="Source_20_Text">30</text:span></text:p>
      <text:p text:style-name="Text_20_body">In this case, <text:span text:style-name="Source_20_Text">age += 3</text:span> is the same as writing <text:span text:style-name="Source_20_Text">age = age + 3</text:span>.</text:p>
      <text:p text:style-name="Text_20_body">All the arithmetic operators can be combined with assignment to create compound assignment operators. Below is a reference table of assignment operators in JavaScript.</text:p>
      <table:table table:name="Tabela2" table:style-name="Tabela2">
        <table:table-column table:style-name="Tabela2.A"/>
        <table:table-column table:style-name="Tabela2.B"/>
        <table:table-header-rows>
          <table:table-row>
            <table:table-cell table:style-name="Tabela2.A1" office:value-type="string">
              <text:p text:style-name="Table_20_Heading">Operator</text:p>
            </table:table-cell>
            <table:table-cell table:style-name="Tabela2.A1" office:value-type="string">
              <text:p text:style-name="P3">Syntax</text:p>
            </table:table-cell>
          </table:table-row>
        </table:table-header-rows>
        <table:table-row>
          <table:table-cell table:style-name="Tabela2.A1" office:value-type="string">
            <text:p text:style-name="Table_20_Contents">Assignment</text:p>
          </table:table-cell>
          <table:table-cell table:style-name="Tabela2.A1" office:value-type="string">
            <text:p text:style-name="P2"><text:span text:style-name="Source_20_Text">=</text:span></text:p>
          </table:table-cell>
        </table:table-row>
        <table:table-row>
          <table:table-cell table:style-name="Tabela2.A1" office:value-type="string">
            <text:p text:style-name="Table_20_Contents">Addition assignment</text:p>
          </table:table-cell>
          <table:table-cell table:style-name="Tabela2.A1" office:value-type="string">
            <text:p text:style-name="P2"><text:span text:style-name="Source_20_Text">+=</text:span></text:p>
          </table:table-cell>
        </table:table-row>
        <table:table-row>
          <table:table-cell table:style-name="Tabela2.A1" office:value-type="string">
            <text:p text:style-name="Table_20_Contents">Subtraction assignment</text:p>
          </table:table-cell>
          <table:table-cell table:style-name="Tabela2.A1" office:value-type="string">
            <text:p text:style-name="P2"><text:span text:style-name="Source_20_Text">-=</text:span></text:p>
          </table:table-cell>
        </table:table-row>
        <table:table-row>
          <table:table-cell table:style-name="Tabela2.A1" office:value-type="string">
            <text:p text:style-name="Table_20_Contents">Multiplication assignment</text:p>
          </table:table-cell>
          <table:table-cell table:style-name="Tabela2.A1" office:value-type="string">
            <text:p text:style-name="P2"><text:span text:style-name="Source_20_Text">*=</text:span></text:p>
          </table:table-cell>
        </table:table-row>
        <table:table-row>
          <table:table-cell table:style-name="Tabela2.A1" office:value-type="string">
            <text:p text:style-name="Table_20_Contents">Division assignment</text:p>
          </table:table-cell>
          <table:table-cell table:style-name="Tabela2.A1" office:value-type="string">
            <text:p text:style-name="P2"><text:span text:style-name="Source_20_Text">/=</text:span></text:p>
          </table:table-cell>
        </table:table-row>
        <table:table-row>
          <table:table-cell table:style-name="Tabela2.A1" office:value-type="string">
            <text:p text:style-name="Table_20_Contents">Remainder assignment</text:p>
          </table:table-cell>
          <table:table-cell table:style-name="Tabela2.A1" office:value-type="string">
            <text:p text:style-name="P2"><text:span text:style-name="Source_20_Text">%=</text:span></text:p>
          </table:table-cell>
        </table:table-row>
        <table:table-row>
          <table:table-cell table:style-name="Tabela2.A1" office:value-type="string">
            <text:p text:style-name="Table_20_Contents">Exponentiation assignment</text:p>
          </table:table-cell>
          <table:table-cell table:style-name="Tabela2.A1" office:value-type="string">
            <text:p text:style-name="P2"><text:span text:style-name="Source_20_Text">**=</text:span></text:p>
          </table:table-cell>
        </table:table-row>
      </table:table>
      <text:p text:style-name="Text_20_body">Compound assignment operators are often used with loops, similar to incrementation and decrementation, and are utilized when equations need to be repeated or automated.</text:p>
      <text:h text:style-name="Heading_20_2" text:outline-level="2"><text:bookmark text:name="operator-precedence"/>Operator Precedence</text:h>
      <text:p text:style-name="Text_20_body">Although we read from left to right, operators will be evaluated in order of precedence, just as in regular mathematics.</text:p>
      <text:p text:style-name="Text_20_body">In the following example, multiplication has a higher precedence than addition, which determines the outcome of the equation.</text:p>
      <text:p text:style-name="Preformatted_20_Text"><text:span text:style-name="Source_20_Text">// First multiply 3 by 5, then add 10</text:span></text:p>
      <text:p text:style-name="P1"><text:span text:style-name="Source_20_Text">10 + 3 * 5;</text:span></text:p>
      <text:p text:style-name="Preformatted_20_Text"><text:span text:style-name="Source_20_Text">Output</text:span></text:p>
      <text:p text:style-name="P1"><text:span text:style-name="Source_20_Text">25</text:span></text:p>
      <text:p text:style-name="Text_20_body">If instead we would like to run the addition operation first, we should group it in parentheses, which always has the highest precedence.</text:p>
      <text:p text:style-name="Preformatted_20_Text"><text:span text:style-name="Source_20_Text">// First add 10 and 3, then multiply by 5</text:span></text:p>
      <text:p text:style-name="P1"><text:span text:style-name="Source_20_Text">(10 + 3) * 5;</text:span></text:p>
      <text:p text:style-name="Preformatted_20_Text"><text:span text:style-name="Source_20_Text">Output</text:span></text:p>
      <text:p text:style-name="P1"><text:span text:style-name="Source_20_Text">65</text:span></text:p>
      <text:p text:style-name="Text_20_body"><text:soft-page-break/>Below is a reference table of operator precedence of arithmetic operators in JavaScript, from highest to lowest. For incrementation and decrementation, postfix has a higher precedence than prefix.</text:p>
      <text:p text:style-name="Text_20_body">Incrementation/decrementation, multiplication/division, and addition/subtraction have the same level of precedence.</text:p>
      <table:table table:name="Tabela3" table:style-name="Tabela3">
        <table:table-column table:style-name="Tabela3.A"/>
        <table:table-column table:style-name="Tabela3.B"/>
        <table:table-header-rows>
          <table:table-row>
            <table:table-cell table:style-name="Tabela3.A1" office:value-type="string">
              <text:p text:style-name="Table_20_Heading">Operator</text:p>
            </table:table-cell>
            <table:table-cell table:style-name="Tabela3.A1" office:value-type="string">
              <text:p text:style-name="P3">Syntax</text:p>
            </table:table-cell>
          </table:table-row>
        </table:table-header-rows>
        <table:table-row>
          <table:table-cell table:style-name="Tabela3.A1" office:value-type="string">
            <text:p text:style-name="Table_20_Contents">Parentheses</text:p>
          </table:table-cell>
          <table:table-cell table:style-name="Tabela3.A1" office:value-type="string">
            <text:p text:style-name="P2"><text:span text:style-name="Source_20_Text">()</text:span></text:p>
          </table:table-cell>
        </table:table-row>
        <table:table-row>
          <table:table-cell table:style-name="Tabela3.A1" office:value-type="string">
            <text:p text:style-name="Table_20_Contents">Incrementation</text:p>
          </table:table-cell>
          <table:table-cell table:style-name="Tabela3.A1" office:value-type="string">
            <text:p text:style-name="P2"><text:span text:style-name="Source_20_Text">++</text:span></text:p>
          </table:table-cell>
        </table:table-row>
        <table:table-row>
          <table:table-cell table:style-name="Tabela3.A1" office:value-type="string">
            <text:p text:style-name="Table_20_Contents">Decrementation</text:p>
          </table:table-cell>
          <table:table-cell table:style-name="Tabela3.A1" office:value-type="string">
            <text:p text:style-name="P2"><text:span text:style-name="Source_20_Text">--</text:span></text:p>
          </table:table-cell>
        </table:table-row>
        <table:table-row>
          <table:table-cell table:style-name="Tabela3.A1" office:value-type="string">
            <text:p text:style-name="Table_20_Contents">Exponentiation</text:p>
          </table:table-cell>
          <table:table-cell table:style-name="Tabela3.A1" office:value-type="string">
            <text:p text:style-name="P2"><text:span text:style-name="Source_20_Text">**</text:span></text:p>
          </table:table-cell>
        </table:table-row>
        <table:table-row>
          <table:table-cell table:style-name="Tabela3.A1" office:value-type="string">
            <text:p text:style-name="Table_20_Contents">Multiplication</text:p>
          </table:table-cell>
          <table:table-cell table:style-name="Tabela3.A1" office:value-type="string">
            <text:p text:style-name="P2"><text:span text:style-name="Source_20_Text">*</text:span></text:p>
          </table:table-cell>
        </table:table-row>
        <table:table-row>
          <table:table-cell table:style-name="Tabela3.A1" office:value-type="string">
            <text:p text:style-name="Table_20_Contents">Division</text:p>
          </table:table-cell>
          <table:table-cell table:style-name="Tabela3.A1" office:value-type="string">
            <text:p text:style-name="P2"><text:span text:style-name="Source_20_Text">/</text:span></text:p>
          </table:table-cell>
        </table:table-row>
        <table:table-row>
          <table:table-cell table:style-name="Tabela3.A1" office:value-type="string">
            <text:p text:style-name="Table_20_Contents">Addition</text:p>
          </table:table-cell>
          <table:table-cell table:style-name="Tabela3.A1" office:value-type="string">
            <text:p text:style-name="P2"><text:span text:style-name="Source_20_Text">+</text:span></text:p>
          </table:table-cell>
        </table:table-row>
        <table:table-row>
          <table:table-cell table:style-name="Tabela3.A1" office:value-type="string">
            <text:p text:style-name="Table_20_Contents">Subtraction</text:p>
          </table:table-cell>
          <table:table-cell table:style-name="Tabela3.A1" office:value-type="string">
            <text:p text:style-name="P2"><text:span text:style-name="Source_20_Text">-</text:span></text:p>
          </table:table-cell>
        </table:table-row>
      </table:table>
      <text:p text:style-name="Text_20_body">Operator precedence includes not only arithmetic operators, but also assignment operators, logical operators, conditional operators, and more. For a full list, view <text:a xlink:type="simple" xlink:href="https://developer.mozilla.org/en-US/docs/Web/JavaScript/Reference/Operators/Operator_Precedence" text:style-name="Internet_20_link" text:visited-style-name="Visited_20_Internet_20_Link">operator precedence on Mozilla Developer Network (MDN)</text:a>.</text:p>
      <text:h text:style-name="Heading_20_2" text:outline-level="2"><text:bookmark text:name="conclusion"/>Conclusion</text:h>
      <text:p text:style-name="Text_20_body">In this article, we covered arithmetic operators and syntax, including many familiar mathematical operators and a few that are specific to programming.</text:p>
      <text:p text:style-name="Text_20_body">Additionally, we learned how to combine arithmetic and assignment to create compound assignment operators, and the order of operations in JavaScript.</text:p>
      <text:p text:style-name="Standard"><text:a xlink:type="simple" xlink:href="https://www.digitalocean.com/community/tutorials/how-to-do-math-in-javascript-with-operators" text:style-name="Internet_20_link" text:visited-style-name="Visited_20_Internet_20_Link">https://www.digitalocean.com/community/tutorials/how-to-do-math-in-javascript-with-operators</text:a></text:p>
      <text:p text:style-name="Standard"/>
      <text:h text:style-name="P5" text:outline-level="1">JavaScript Math Object</text:h>
      <text:p text:style-name="Text_20_body">The JavaScript Math object allows you to perform mathematical tasks on numbers.</text:p>
      <text:h text:style-name="Heading_20_3" text:outline-level="3">Example</text:h>
      <text:p text:style-name="P9">Math.PI;<text:span text:style-name="T1"> </text:span></text:p>
      <text:p text:style-name="Horizontal_20_Line"/>
      <text:h text:style-name="Heading_20_2" text:outline-level="2">The Math Object</text:h>
      <text:p text:style-name="Text_20_body">Unlike other objects, the Math object has no constructor.</text:p>
      <text:p text:style-name="Text_20_body">The Math object is static.</text:p>
      <text:p text:style-name="Text_20_body">All methods and properties can be used without creating a Math object first.</text:p>
      <text:p text:style-name="Horizontal_20_Line"/>
      <text:h text:style-name="Heading_20_2" text:outline-level="2">Math Properties (Constants)</text:h>
      <text:p text:style-name="Text_20_body">The syntax for any Math property is : <text:span text:style-name="Source_20_Text">Math.</text:span><text:span text:style-name="Source_20_Text"><text:span text:style-name="T2">property</text:span></text:span>.</text:p>
      <text:p text:style-name="Text_20_body">JavaScript provides 8 mathematical constants that can be accessed as Math properties:</text:p>
      <text:h text:style-name="Heading_20_3" text:outline-level="3">Example</text:h>
      <text:p text:style-name="P9">Math.E <text:s text:c="7"/><text:span text:style-name="T3">// returns Euler's number<text:line-break/></text:span>Math.PI <text:s text:c="6"/><text:span text:style-name="T3">// returns PI<text:line-break/></text:span>Math.SQRT2 <text:s text:c="3"/><text:span text:style-name="T3">// returns the square root of 2<text:line-break/></text:span>Math.SQRT1_2 <text:s/><text:span text:style-name="T3">// returns the square root of 1/2<text:line-break/></text:span>Math.LN2 <text:s text:c="5"/><text:span text:style-name="T3">// returns the natural logarithm of 2<text:line-break/></text:span>Math.LN10 <text:s text:c="4"/><text:span text:style-name="T3">// returns the natural logarithm of 10<text:line-break/></text:span>Math.LOG2E <text:s text:c="3"/><text:span text:style-name="T3">// returns base 2 logarithm of E<text:line-break/></text:span>Math.LOG10E <text:s text:c="2"/><text:span text:style-name="T3">// returns base 10 logarithm of E </text:span></text:p>
      <text:p text:style-name="Horizontal_20_Line"/>
      <text:h text:style-name="Heading_20_2" text:outline-level="2">Math Methods</text:h>
      <text:p text:style-name="Text_20_body">The syntax for Math any methods is : <text:span text:style-name="Source_20_Text">Math.</text:span><text:span text:style-name="Source_20_Text"><text:span text:style-name="T2">method</text:span></text:span><text:span text:style-name="Source_20_Text">(</text:span><text:span text:style-name="Source_20_Text"><text:span text:style-name="T2">number</text:span></text:span><text:span text:style-name="Source_20_Text">)</text:span></text:p>
      <text:p text:style-name="Horizontal_20_Line"/>
      <text:h text:style-name="Heading_20_2" text:outline-level="2">Number to Integer</text:h>
      <text:p text:style-name="Text_20_body">There are 4 common methods to round a number to an integer:</text:p>
      <table:table table:name="Tabela4" table:style-name="Tabela4">
        <table:table-column table:style-name="Tabela4.A"/>
        <table:table-column table:style-name="Tabela4.B"/>
        <table:table-row>
          <table:table-cell table:style-name="Tabela4.A1" office:value-type="string">
            <text:p text:style-name="Table_20_Contents">Math.round(x)</text:p>
          </table:table-cell>
          <table:table-cell table:style-name="Tabela4.A1" office:value-type="string">
            <text:p text:style-name="Table_20_Contents">Returns x rounded to its nearest integer</text:p>
          </table:table-cell>
        </table:table-row>
        <table:table-row>
          <table:table-cell table:style-name="Tabela4.A1" office:value-type="string">
            <text:p text:style-name="Table_20_Contents">Math.ceil(x)</text:p>
          </table:table-cell>
          <table:table-cell table:style-name="Tabela4.A1" office:value-type="string">
            <text:p text:style-name="Table_20_Contents">Returns x rounded up to its nearest integer</text:p>
          </table:table-cell>
        </table:table-row>
        <table:table-row>
          <table:table-cell table:style-name="Tabela4.A1" office:value-type="string">
            <text:p text:style-name="Table_20_Contents">Math.floor(x)</text:p>
          </table:table-cell>
          <table:table-cell table:style-name="Tabela4.A1" office:value-type="string">
            <text:p text:style-name="Table_20_Contents">Returns x rounded down to its nearest integer</text:p>
          </table:table-cell>
        </table:table-row>
        <text:soft-page-break/>
        <table:table-row>
          <table:table-cell table:style-name="Tabela4.A1" office:value-type="string">
            <text:p text:style-name="Table_20_Contents">Math.trunc(x)</text:p>
          </table:table-cell>
          <table:table-cell table:style-name="Tabela4.A1" office:value-type="string">
            <text:p text:style-name="Table_20_Contents">Returns the integer part of x (<text:a xlink:type="simple" xlink:href="https://www.w3schools.com/js/js_es6.asp" text:style-name="Internet_20_link" text:visited-style-name="Visited_20_Internet_20_Link">new in ES6</text:a>)</text:p>
          </table:table-cell>
        </table:table-row>
      </table:table>
      <text:p text:style-name="Horizontal_20_Line"/>
      <text:h text:style-name="Heading_20_2" text:outline-level="2">Math.round()</text:h>
      <text:p text:style-name="Text_20_body"><text:span text:style-name="Source_20_Text">Math.round(x)</text:span> returns the nearest integer:</text:p>
      <text:h text:style-name="Heading_20_3" text:outline-level="3">Examples</text:h>
      <text:p text:style-name="P9">Math.round(<text:span text:style-name="T1">4.6</text:span>);</text:p>
      <text:p text:style-name="P9">Math.round(<text:span text:style-name="T1">4.5</text:span>);</text:p>
      <text:p text:style-name="P9">Math.round(<text:span text:style-name="T1">4.4</text:span>);</text:p>
      <text:p text:style-name="Horizontal_20_Line"/>
      <text:h text:style-name="Heading_20_2" text:outline-level="2">Math.ceil()</text:h>
      <text:p text:style-name="Text_20_body"><text:span text:style-name="Source_20_Text">Math.ceil(x)</text:span> returns the value of x rounded <text:span text:style-name="Strong_20_Emphasis">up</text:span> to its nearest integer:</text:p>
      <text:h text:style-name="Heading_20_3" text:outline-level="3">Example</text:h>
      <text:p text:style-name="P9">Math.ceil(<text:span text:style-name="T1">4.9</text:span>);<text:line-break/>Math.ceil(<text:span text:style-name="T1">4.7</text:span>);<text:line-break/>Math.ceil(<text:span text:style-name="T1">4.4</text:span>);<text:line-break/>Math.ceil(<text:span text:style-name="T1">4.2</text:span>);<text:line-break/>Math.ceil(-<text:span text:style-name="T1">4.2</text:span>);</text:p>
      <text:p text:style-name="Horizontal_20_Line"/>
      <text:h text:style-name="Heading_20_2" text:outline-level="2">Math.floor()</text:h>
      <text:p text:style-name="Text_20_body"><text:span text:style-name="Source_20_Text">Math.floor(x)</text:span> returns the value of x rounded <text:span text:style-name="Strong_20_Emphasis">down</text:span> to its nearest integer:</text:p>
      <text:h text:style-name="Heading_20_3" text:outline-level="3">Example</text:h>
      <text:p text:style-name="P9">Math.floor(<text:span text:style-name="T1">4.9</text:span>);<text:line-break/>Math.floor(<text:span text:style-name="T1">4.7</text:span>);<text:line-break/>Math.floor(<text:span text:style-name="T1">4.4</text:span>);<text:line-break/>Math.floor(<text:span text:style-name="T1">4.2</text:span>);<text:line-break/>Math.floor(-<text:span text:style-name="T1">4.2</text:span>);</text:p>
      <text:p text:style-name="Horizontal_20_Line"/>
      <text:h text:style-name="Heading_20_2" text:outline-level="2">Math.trunc()</text:h>
      <text:p text:style-name="Text_20_body"><text:span text:style-name="Source_20_Text">Math.trunc(x)</text:span> returns the integer part of x:</text:p>
      <text:h text:style-name="Heading_20_3" text:outline-level="3">Example</text:h>
      <text:p text:style-name="P9">Math.trunc(<text:span text:style-name="T1">4.9</text:span>);<text:line-break/>Math.trunc(<text:span text:style-name="T1">4.7</text:span>);<text:line-break/>Math.trunc(<text:span text:style-name="T1">4.4</text:span>);<text:line-break/><text:soft-page-break/>Math.trunc(<text:span text:style-name="T1">4.2</text:span>);<text:line-break/>Math.trunc(-<text:span text:style-name="T1">4.2</text:span>);</text:p>
      <text:p text:style-name="Horizontal_20_Line"/>
      <text:h text:style-name="Heading_20_2" text:outline-level="2">Math.sign()</text:h>
      <text:p text:style-name="Text_20_body"><text:span text:style-name="Source_20_Text">Math.sign(x)</text:span> returns if x is negative, null or positive:</text:p>
      <text:h text:style-name="Heading_20_3" text:outline-level="3">Example</text:h>
      <text:p text:style-name="P10">Math.sign(-<text:span text:style-name="T1">4</text:span>);<text:line-break/>Math.sign(<text:span text:style-name="T1">0</text:span>);<text:line-break/>Math.sign(<text:span text:style-name="T1">4</text:span>);</text:p>
      <text:p text:style-name="Text_20_body">Math.trunc() and Math.sign() were added to <text:a xlink:type="simple" xlink:href="https://www.w3schools.com/js/js_es6.asp" text:style-name="Internet_20_link" text:visited-style-name="Visited_20_Internet_20_Link">JavaScript 2015 - ES6</text:a>.</text:p>
      <text:p text:style-name="Standard"><text:a xlink:type="simple" xlink:href="https://www.w3schools.com/js/js_math.asp" text:style-name="Internet_20_link" text:visited-style-name="Visited_20_Internet_20_Link">https://www.w3schools.com/js/js_math.asp</text:a></text:p>
      <text:p text:style-name="Standard"/>
      <text:h text:style-name="P6" text:outline-level="2">JavaScript Math Methods</text:h>
      <text:p text:style-name="Text_20_body">Let's see the list of JavaScript Math methods with description.</text:p>
      <table:table table:name="Tabela5" table:style-name="Tabela5">
        <table:table-column table:style-name="Tabela5.A"/>
        <table:table-column table:style-name="Tabela5.B"/>
        <table:table-row>
          <table:table-cell table:style-name="Tabela5.A1" office:value-type="string">
            <text:p text:style-name="Table_20_Heading">Methods</text:p>
          </table:table-cell>
          <table:table-cell table:style-name="Tabela5.A1" office:value-type="string">
            <text:p text:style-name="Table_20_Heading">Description</text:p>
          </table:table-cell>
        </table:table-row>
        <table:table-row>
          <table:table-cell table:style-name="Tabela5.A1" office:value-type="string">
            <text:p text:style-name="Table_20_Contents"><text:a xlink:type="simple" xlink:href="https://www.javatpoint.com/javascript-math-abs-method" text:style-name="Internet_20_link" text:visited-style-name="Visited_20_Internet_20_Link">abs()</text:a></text:p>
          </table:table-cell>
          <table:table-cell table:style-name="Tabela5.A1" office:value-type="string">
            <text:p text:style-name="Table_20_Contents">It returns the absolute value of the given number.</text:p>
          </table:table-cell>
        </table:table-row>
        <table:table-row>
          <table:table-cell table:style-name="Tabela5.A1" office:value-type="string">
            <text:p text:style-name="Table_20_Contents"><text:a xlink:type="simple" xlink:href="https://www.javatpoint.com/javascript-math-acos-method" text:style-name="Internet_20_link" text:visited-style-name="Visited_20_Internet_20_Link">acos()</text:a></text:p>
          </table:table-cell>
          <table:table-cell table:style-name="Tabela5.A1" office:value-type="string">
            <text:p text:style-name="Table_20_Contents">It returns the arccosine of the given number in radians.</text:p>
          </table:table-cell>
        </table:table-row>
        <table:table-row>
          <table:table-cell table:style-name="Tabela5.A1" office:value-type="string">
            <text:p text:style-name="Table_20_Contents"><text:a xlink:type="simple" xlink:href="https://www.javatpoint.com/javascript-math-asin-method" text:style-name="Internet_20_link" text:visited-style-name="Visited_20_Internet_20_Link">asin()</text:a></text:p>
          </table:table-cell>
          <table:table-cell table:style-name="Tabela5.A1" office:value-type="string">
            <text:p text:style-name="Table_20_Contents">It returns the arcsine of the given number in radians.</text:p>
          </table:table-cell>
        </table:table-row>
        <table:table-row>
          <table:table-cell table:style-name="Tabela5.A1" office:value-type="string">
            <text:p text:style-name="Table_20_Contents"><text:a xlink:type="simple" xlink:href="https://www.javatpoint.com/javascript-math-atan-method" text:style-name="Internet_20_link" text:visited-style-name="Visited_20_Internet_20_Link">atan()</text:a></text:p>
          </table:table-cell>
          <table:table-cell table:style-name="Tabela5.A1" office:value-type="string">
            <text:p text:style-name="Table_20_Contents">It returns the arc-tangent of the given number in radians.</text:p>
          </table:table-cell>
        </table:table-row>
        <table:table-row>
          <table:table-cell table:style-name="Tabela5.A1" office:value-type="string">
            <text:p text:style-name="Table_20_Contents"><text:a xlink:type="simple" xlink:href="https://www.javatpoint.com/javascript-math-cbrt-method" text:style-name="Internet_20_link" text:visited-style-name="Visited_20_Internet_20_Link">cbrt()</text:a></text:p>
          </table:table-cell>
          <table:table-cell table:style-name="Tabela5.A1" office:value-type="string">
            <text:p text:style-name="Table_20_Contents">It returns the cube root of the given number.</text:p>
          </table:table-cell>
        </table:table-row>
        <table:table-row>
          <table:table-cell table:style-name="Tabela5.A1" office:value-type="string">
            <text:p text:style-name="Table_20_Contents"><text:a xlink:type="simple" xlink:href="https://www.javatpoint.com/javascript-math-ceil-method" text:style-name="Internet_20_link" text:visited-style-name="Visited_20_Internet_20_Link">ceil()</text:a></text:p>
          </table:table-cell>
          <table:table-cell table:style-name="Tabela5.A1" office:value-type="string">
            <text:p text:style-name="Table_20_Contents">It returns a smallest integer value, greater than or equal to the given number.</text:p>
          </table:table-cell>
        </table:table-row>
        <table:table-row>
          <table:table-cell table:style-name="Tabela5.A1" office:value-type="string">
            <text:p text:style-name="Table_20_Contents"><text:a xlink:type="simple" xlink:href="https://www.javatpoint.com/javascript-math-cos-method" text:style-name="Internet_20_link" text:visited-style-name="Visited_20_Internet_20_Link">cos()</text:a></text:p>
          </table:table-cell>
          <table:table-cell table:style-name="Tabela5.A1" office:value-type="string">
            <text:p text:style-name="Table_20_Contents">It returns the cosine of the given number.</text:p>
          </table:table-cell>
        </table:table-row>
        <table:table-row>
          <table:table-cell table:style-name="Tabela5.A1" office:value-type="string">
            <text:p text:style-name="Table_20_Contents"><text:a xlink:type="simple" xlink:href="https://www.javatpoint.com/javascript-math-cosh-method" text:style-name="Internet_20_link" text:visited-style-name="Visited_20_Internet_20_Link">cosh()</text:a></text:p>
          </table:table-cell>
          <table:table-cell table:style-name="Tabela5.A1" office:value-type="string">
            <text:p text:style-name="Table_20_Contents">It returns the hyperbolic cosine of the given number.</text:p>
          </table:table-cell>
        </table:table-row>
        <table:table-row>
          <table:table-cell table:style-name="Tabela5.A1" office:value-type="string">
            <text:p text:style-name="Table_20_Contents"><text:a xlink:type="simple" xlink:href="https://www.javatpoint.com/javascript-math-exp-method" text:style-name="Internet_20_link" text:visited-style-name="Visited_20_Internet_20_Link">exp()</text:a></text:p>
          </table:table-cell>
          <table:table-cell table:style-name="Tabela5.A1" office:value-type="string">
            <text:p text:style-name="Table_20_Contents">It returns the exponential form of the given number.</text:p>
          </table:table-cell>
        </table:table-row>
        <table:table-row>
          <table:table-cell table:style-name="Tabela5.A1" office:value-type="string">
            <text:p text:style-name="Table_20_Contents"><text:a xlink:type="simple" xlink:href="https://www.javatpoint.com/javascript-math-floor-method" text:style-name="Internet_20_link" text:visited-style-name="Visited_20_Internet_20_Link">floor()</text:a></text:p>
          </table:table-cell>
          <table:table-cell table:style-name="Tabela5.A1" office:value-type="string">
            <text:p text:style-name="Table_20_Contents">It returns largest integer value, lower than or equal to the given number.</text:p>
          </table:table-cell>
        </table:table-row>
        <table:table-row>
          <table:table-cell table:style-name="Tabela5.A1" office:value-type="string">
            <text:p text:style-name="Table_20_Contents"><text:a xlink:type="simple" xlink:href="https://www.javatpoint.com/javascript-math-hypot-method" text:style-name="Internet_20_link" text:visited-style-name="Visited_20_Internet_20_Link">hypot()</text:a></text:p>
          </table:table-cell>
          <table:table-cell table:style-name="Tabela5.A1" office:value-type="string">
            <text:p text:style-name="Table_20_Contents">It returns square root of sum of the squares of given numbers.</text:p>
          </table:table-cell>
        </table:table-row>
        <table:table-row>
          <table:table-cell table:style-name="Tabela5.A1" office:value-type="string">
            <text:p text:style-name="Table_20_Contents"><text:a xlink:type="simple" xlink:href="https://www.javatpoint.com/javascript-math-log-method" text:style-name="Internet_20_link" text:visited-style-name="Visited_20_Internet_20_Link">log()</text:a></text:p>
          </table:table-cell>
          <table:table-cell table:style-name="Tabela5.A1" office:value-type="string">
            <text:p text:style-name="Table_20_Contents">It returns natural logarithm of a number.</text:p>
          </table:table-cell>
        </table:table-row>
        <table:table-row>
          <table:table-cell table:style-name="Tabela5.A1" office:value-type="string">
            <text:p text:style-name="Table_20_Contents"><text:a xlink:type="simple" xlink:href="https://www.javatpoint.com/javascript-math-max-method" text:style-name="Internet_20_link" text:visited-style-name="Visited_20_Internet_20_Link">max()</text:a></text:p>
          </table:table-cell>
          <table:table-cell table:style-name="Tabela5.A1" office:value-type="string">
            <text:p text:style-name="Table_20_Contents">It returns maximum value of the given numbers.</text:p>
          </table:table-cell>
        </table:table-row>
        <table:table-row>
          <table:table-cell table:style-name="Tabela5.A1" office:value-type="string">
            <text:p text:style-name="Table_20_Contents"><text:a xlink:type="simple" xlink:href="https://www.javatpoint.com/javascript-math-min-method" text:style-name="Internet_20_link" text:visited-style-name="Visited_20_Internet_20_Link">min()</text:a></text:p>
          </table:table-cell>
          <table:table-cell table:style-name="Tabela5.A1" office:value-type="string">
            <text:p text:style-name="Table_20_Contents">It returns minimum value of the given numbers.</text:p>
          </table:table-cell>
        </table:table-row>
        <table:table-row>
          <table:table-cell table:style-name="Tabela5.A1" office:value-type="string">
            <text:p text:style-name="Table_20_Contents"><text:a xlink:type="simple" xlink:href="https://www.javatpoint.com/javascript-math-pow-method" text:style-name="Internet_20_link" text:visited-style-name="Visited_20_Internet_20_Link">pow()</text:a></text:p>
          </table:table-cell>
          <table:table-cell table:style-name="Tabela5.A1" office:value-type="string">
            <text:p text:style-name="Table_20_Contents">It returns value of base to the power of exponent.</text:p>
          </table:table-cell>
        </table:table-row>
        <table:table-row>
          <table:table-cell table:style-name="Tabela5.A1" office:value-type="string">
            <text:p text:style-name="Table_20_Contents"><text:a xlink:type="simple" xlink:href="https://www.javatpoint.com/javascript-math-random-method" text:style-name="Internet_20_link" text:visited-style-name="Visited_20_Internet_20_Link">random()</text:a></text:p>
          </table:table-cell>
          <table:table-cell table:style-name="Tabela5.A1" office:value-type="string">
            <text:p text:style-name="Table_20_Contents">It returns random number between 0 (inclusive) and 1 (exclusive).</text:p>
          </table:table-cell>
        </table:table-row>
        <table:table-row>
          <table:table-cell table:style-name="Tabela5.A1" office:value-type="string">
            <text:p text:style-name="Table_20_Contents"><text:a xlink:type="simple" xlink:href="https://www.javatpoint.com/javascript-math-round-method" text:style-name="Internet_20_link" text:visited-style-name="Visited_20_Internet_20_Link">round()</text:a></text:p>
          </table:table-cell>
          <table:table-cell table:style-name="Tabela5.A1" office:value-type="string">
            <text:p text:style-name="Table_20_Contents">It returns closest integer value of the given number.</text:p>
          </table:table-cell>
        </table:table-row>
        <table:table-row>
          <table:table-cell table:style-name="Tabela5.A1" office:value-type="string">
            <text:p text:style-name="Table_20_Contents"><text:a xlink:type="simple" xlink:href="https://www.javatpoint.com/javascript-math-sign-method" text:style-name="Internet_20_link" text:visited-style-name="Visited_20_Internet_20_Link">sign()</text:a></text:p>
          </table:table-cell>
          <table:table-cell table:style-name="Tabela5.A1" office:value-type="string">
            <text:p text:style-name="Table_20_Contents">It returns the sign of the given number</text:p>
          </table:table-cell>
        </table:table-row>
        <table:table-row>
          <table:table-cell table:style-name="Tabela5.A1" office:value-type="string">
            <text:p text:style-name="Table_20_Contents"><text:a xlink:type="simple" xlink:href="https://www.javatpoint.com/javascript-math-sin-method" text:style-name="Internet_20_link" text:visited-style-name="Visited_20_Internet_20_Link">sin()</text:a></text:p>
          </table:table-cell>
          <table:table-cell table:style-name="Tabela5.A1" office:value-type="string">
            <text:p text:style-name="Table_20_Contents">It returns the sine of the given number.</text:p>
          </table:table-cell>
        </table:table-row>
        <table:table-row>
          <table:table-cell table:style-name="Tabela5.A1" office:value-type="string">
            <text:p text:style-name="Table_20_Contents"><text:a xlink:type="simple" xlink:href="https://www.javatpoint.com/javascript-math-sinh-method" text:style-name="Internet_20_link" text:visited-style-name="Visited_20_Internet_20_Link">sinh()</text:a></text:p>
          </table:table-cell>
          <table:table-cell table:style-name="Tabela5.A1" office:value-type="string">
            <text:p text:style-name="Table_20_Contents">It returns the hyperbolic sine of the given number.</text:p>
          </table:table-cell>
        </table:table-row>
        <table:table-row>
          <table:table-cell table:style-name="Tabela5.A1" office:value-type="string">
            <text:p text:style-name="Table_20_Contents"><text:a xlink:type="simple" xlink:href="https://www.javatpoint.com/javascript-math-sqrt-method" text:style-name="Internet_20_link" text:visited-style-name="Visited_20_Internet_20_Link">sqrt()</text:a></text:p>
          </table:table-cell>
          <table:table-cell table:style-name="Tabela5.A1" office:value-type="string">
            <text:p text:style-name="Table_20_Contents">It returns the square root of the given number</text:p>
          </table:table-cell>
        </table:table-row>
        <table:table-row>
          <table:table-cell table:style-name="Tabela5.A1" office:value-type="string">
            <text:p text:style-name="Table_20_Contents"><text:a xlink:type="simple" xlink:href="https://www.javatpoint.com/javascript-math-tan-method" text:style-name="Internet_20_link" text:visited-style-name="Visited_20_Internet_20_Link">tan()</text:a></text:p>
          </table:table-cell>
          <table:table-cell table:style-name="Tabela5.A1" office:value-type="string">
            <text:p text:style-name="Table_20_Contents">It returns the tangent of the given number.</text:p>
          </table:table-cell>
        </table:table-row>
        <table:table-row>
          <table:table-cell table:style-name="Tabela5.A1" office:value-type="string">
            <text:p text:style-name="Table_20_Contents"><text:a xlink:type="simple" xlink:href="https://www.javatpoint.com/javascript-math-tanh-method" text:style-name="Internet_20_link" text:visited-style-name="Visited_20_Internet_20_Link">tanh()</text:a></text:p>
          </table:table-cell>
          <table:table-cell table:style-name="Tabela5.A1" office:value-type="string">
            <text:p text:style-name="Table_20_Contents">It returns the hyperbolic tangent of the given number.</text:p>
          </table:table-cell>
        </table:table-row>
        <table:table-row>
          <table:table-cell table:style-name="Tabela5.A1" office:value-type="string">
            <text:p text:style-name="Table_20_Contents"><text:a xlink:type="simple" xlink:href="https://www.javatpoint.com/javascript-math-trunc-method" text:style-name="Internet_20_link" text:visited-style-name="Visited_20_Internet_20_Link">trunc()</text:a></text:p>
          </table:table-cell>
          <table:table-cell table:style-name="Tabela5.A1" office:value-type="string">
            <text:p text:style-name="Table_20_Contents">It returns an integer part of the given number.</text:p>
          </table:table-cell>
        </table:table-row>
      </table:table>
      <text:h text:style-name="Heading_20_2" text:outline-level="2">Math.sqrt(n)</text:h>
      <text:p text:style-name="Text_20_body">The JavaScript math.sqrt(n) method returns the square root of the given number.</text:p>
      <text:list xml:id="list451737876" text:style-name="L2">
        <text:list-item>
          <text:p text:style-name="P12">Square Root of 17 is: &lt;span id="p1"&gt;&lt;/span&gt; <text:s text:c="3"/></text:p>
        </text:list-item>
        <text:list-item>
          <text:p text:style-name="P12">&lt;script&gt; <text:s text:c="3"/></text:p>
        </text:list-item>
        <text:list-item>
          <text:p text:style-name="P12">document.getElementById('p1').innerHTML=Math.sqrt(17); <text:s text:c="3"/></text:p>
        </text:list-item>
        <text:list-item>
          <text:p text:style-name="P11">&lt;/script&gt; <text:s text:c="3"/></text:p>
        </text:list-item>
      </text:list>
      <text:p text:style-name="Standard"><text:a xlink:type="simple" xlink:href="https://www.javatpoint.com/javascript-math" text:style-name="Internet_20_link" text:visited-style-name="Visited_20_Internet_20_Link">https://www.javatpoint.com/javascript-math</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25:00.205393034</meta:creation-date>
    <dc:date>2022-11-24T09:46:02.135493004</dc:date>
    <meta:editing-duration>PT18M26S</meta:editing-duration>
    <meta:editing-cycles>5</meta:editing-cycles>
    <meta:generator>LibreOffice/7.3.7.2$Linux_X86_64 LibreOffice_project/30$Build-2</meta:generator>
    <meta:document-statistic meta:table-count="5" meta:image-count="0" meta:object-count="0" meta:page-count="12" meta:paragraph-count="384" meta:word-count="2490" meta:character-count="14709" meta:non-whitespace-character-count="12484"/>
  </office:meta>
</office:document-meta>
</file>